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3.237cm" fo:break-before="auto" style:use-optimal-row-height="false"/>
    </style:style>
    <style:style style:name="ro4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3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icencia</text:p>
          </table:table-cell>
          <table:table-cell table:style-name="ce2" office:value-type="string" calcext:value-type="string">
            <text:p>rendimiento</text:p>
          </table:table-cell>
          <table:table-cell table:style-name="ce2" office:value-type="string" calcext:value-type="string">
            <text:p>escalabilidad</text:p>
          </table:table-cell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comunidad</text:p>
          </table:table-cell>
          <table:table-cell table:style-name="ce2" office:value-type="string" calcext:value-type="string">
            <text:p>integración</text:p>
          </table:table-cell>
          <table:table-cell table:style-name="ce2" office:value-type="string" calcext:value-type="string">
            <text:p>uso típico</text:p>
          </table:table-cell>
        </table:table-row>
        <table:table-row table:style-name="ro2">
          <table:table-cell/>
          <table:table-cell table:style-name="ce1" office:value-type="string" calcext:value-type="string">
            <text:p>MYSQL</text:p>
          </table:table-cell>
          <table:table-cell office:value-type="string" calcext:value-type="string">
            <text:p>es opensource, lo que significa <text:s/>que es gratuito y de codigo abierto, pero puede tambien ser comercial, osea de paga si uno lo desea, teniendo el mantenimiento de oracle</text:p>
          </table:table-cell>
          <table:table-cell office:value-type="string" calcext:value-type="string">
            <text:p>tiene un buen equilibrio y facilidad de uso, </text:p>
          </table:table-cell>
          <table:table-cell office:value-type="string" calcext:value-type="string">
            <text:p>no es tan robusto en caracteristicas avanzadas, por lo que lo ideal es solo para apps webs medianas</text:p>
          </table:table-cell>
          <table:table-cell office:value-type="string" calcext:value-type="string">
            <text:p>es facil de instalar y configurar, lo que hace que sea ideal para principiantes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Oracle Database</text:p>
          </table:table-cell>
          <table:table-cell office:value-type="string" calcext:value-type="string">
            <text:p>es comercial, lo que significa que requiere de una licencia para poder utilizarce, teniendo el mantenimiento por parte de la empresa</text:p>
          </table:table-cell>
          <table:table-cell office:value-type="string" calcext:value-type="string">
            <text:p>sirve para manejar grandes volumenes de datos y transacciones de alta velocidad</text:p>
          </table:table-cell>
          <table:table-cell office:value-type="string" calcext:value-type="string">
            <text:p>puede manejar grandes datos con facilidad, lo que hace que sea altamente escalable y adecuado para apps empresariales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PostgresSQL</text:p>
          </table:table-cell>
          <table:table-cell office:value-type="string" calcext:value-type="string">
            <text:p>es opensource, lo que significa que es gratuito y de codigo abierto, por lo que cualquier persona lo puede utilizar sin la necesidad de pagar</text:p>
          </table:table-cell>
          <table:table-cell office:value-type="string" calcext:value-type="string">
            <text:p>puede manejar consultas complejas y datos grandes,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SQL server</text:p>
          </table:table-cell>
          <table:table-cell office:value-type="string" calcext:value-type="string">
            <text:p>es comercial, lo que significa que requiere de una licencia para poder utilizarce, teniendo el mantenimiento por parte de la empres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4:46:32.833579345</meta:creation-date>
    <dc:date>2024-08-16T15:27:08.146102016</dc:date>
    <meta:editing-duration>PT7M54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